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 style:data-style-name="N104"/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0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1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21:28:23.607518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1-04T21:33:52.951032450</dc:date>
    <meta:editing-duration>PT14H6M59S</meta:editing-duration>
    <meta:editing-cycles>244</meta:editing-cycles>
    <meta:generator>LibreOffice/5.1.4.2$Linux_X86_64 LibreOffice_project/10m0$Build-2</meta:generator>
    <meta:document-statistic meta:table-count="3" meta:cell-count="745" meta:object-count="0"/>
  </office:meta>
</office:document-meta>
</file>